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9.9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/>
      <style:text-properties style:font-name="Robot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fo:background-color="#81d41a"/>
      <style:text-properties style:font-name="Roboto" fo:font-size="12pt" style:font-size-asian="12pt" style:font-size-complex="12pt"/>
    </style:style>
    <style:style style:name="ce7" style:family="table-cell" style:parent-style-name="Default">
      <style:table-cell-properties fo:background-color="#cccccc"/>
      <style:text-properties style:font-name="Roboto" fo:font-size="12pt" style:font-size-asian="12pt" style:font-size-complex="12pt"/>
    </style:style>
    <style:style style:name="ce8" style:family="table-cell" style:parent-style-name="Default">
      <style:table-cell-properties fo:background-color="#cccccc"/>
    </style:style>
    <style:style style:name="T1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number-columns-repeated="1020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Notes</text:p>
          </table:table-cell>
          <table:table-cell table:style-name="ce7" table:number-columns-repeated="1020"/>
          <table:table-cell table:style-name="ce8"/>
        </table:table-row>
        <table:table-row table:style-name="ro1">
          <table:table-cell office:value-type="string" calcext:value-type="string">
            <text:p>AA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 arrival alarm. Out of scope for purpose of ap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almanac information, don’t yet see a need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PA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Original autopilot control message – XTE, direction and arrival statu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PB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Updated autopilot control message – XTE, direction and arrival statu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BOD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Prev waypoint to next waypoint bearing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WC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Great circle version of BWR. Haven’t seen this on the network ye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WR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Destination waypoint lat/long, bearing, range,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WW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Prev waypoint to next waypoint bearing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K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DBS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BT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Depth below transducer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PT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Depth below transducer and calibrated dep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T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datum information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S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fault information, don’t yet see a need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GA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Latitude, longitude, optional HDOP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LL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Latitude, longitu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S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quality information, don’t yet see a need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GSA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tracking information, don’t yet see a need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GSV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tracking information, don’t yet see a need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DG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Magnetic variation and true heading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DM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Magnetic Heading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HDT</text:p>
          </table:table-cell>
          <table:table-cell table:style-name="ce11"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DA</text:p>
          </table:table-cell>
          <table:table-cell table:style-name="ce11"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TW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Water temperatur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WD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ind direction and speed. Message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WV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AWA or TWD, AWS or T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s in active route. Would not be amenable to display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MB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Destination waypoint lat/long, range, bearing, closing, XT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MC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Latitude, longitude, SOG, COG, magvar, UTC date and tim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OT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Rate of turn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SA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Rudder ang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E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s in all routes. Would not be amenable to display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DR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Set and drif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HW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Speed through water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LW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Distance total, distance trip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TG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COG, S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W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VWT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CV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 closure velocity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DC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D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F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NC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Prev waypoint to next waypoint distance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N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PL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 location. Would not be amenable for grid display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XDR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Optionally pitch, roll, baro pressure. Since 0.3.13 also batt voltage, engine 1 rpm, temp, and pressure. Other transducers not yet supported.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XTE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Cross Track Error, measu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T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<text:span text:style-name="T1">Cross Track Error, dead reckoning. Haven’t seen this on the network yet</text:span>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ZDA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UTC time and da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C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23:45:28.879634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31T23:45:40.515501056</dc:date>
    <meta:editing-duration>P5DT19H2M30S</meta:editing-duration>
    <meta:editing-cycles>8</meta:editing-cycles>
    <meta:generator>LibreOffice/24.2.7.2$Linux_X86_64 LibreOffice_project/420$Build-2</meta:generator>
    <meta:document-statistic meta:table-count="1" meta:cell-count="150" meta:object-count="0"/>
  </office:meta>
</office:document-meta>
</file>